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A000000513951189899571D5B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682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971cm" svg:x="1cm" svg:y="11.2cm">
          <draw:image xlink:href="Pictures/10000000000007A000000513951189899571D5B9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7T18:55:48.263018210</dc:date>
    <meta:editing-duration>PT14S</meta:editing-duration>
    <meta:editing-cycles>1</meta:editing-cycles>
    <meta:document-statistic meta:object-count="1"/>
    <meta:generator>LibreOffice/6.4.7.2$Linux_X86_64 LibreOffice_project/40$Build-2</meta:generator>
  </office:meta>
</office:document-meta>
</file>